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  <style:text-properties officeooo:paragraph-rsid="0010a463"/>
    </style:style>
    <style:style style:name="P2" style:family="paragraph" style:parent-style-name="Text_20_body" style:list-style-name="L1">
      <style:paragraph-properties fo:orphans="2" fo:widows="2"/>
      <style:text-properties officeooo:rsid="0010a463" officeooo:paragraph-rsid="0010a463"/>
    </style:style>
    <style:style style:name="P3" style:family="paragraph" style:parent-style-name="Text_20_body">
      <style:paragraph-properties fo:orphans="2" fo:widows="2"/>
      <style:text-properties officeooo:rsid="0010a463" officeooo:paragraph-rsid="0010a463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font-size="15pt" fo:letter-spacing="normal" fo:font-style="normal" style:font-size-asian="15pt" style:font-size-complex="15pt"/>
    </style:style>
    <style:style style:name="T3" style:family="text">
      <style:text-properties fo:font-variant="normal" fo:text-transform="none" fo:color="#000000" style:font-name="Times New Roman" fo:font-size="20pt" fo:letter-spacing="normal" fo:font-style="normal" style:font-size-asian="20pt" style:font-size-complex="20pt"/>
    </style:style>
    <style:style style:name="T4" style:family="text">
      <style:text-properties officeooo:rsid="0010a463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bookmark text:name="morpho"/><text:span text:style-name="T3">Morphological Image Processing</text:span></text:p>
      <text:list xml:id="list2247798712365678038" text:style-name="L1">
        <text:list-header>
          <text:p text:style-name="P2"/>
        </text:list-header>
        <text:list-item>
          <text:p text:style-name="P1"><text:a xlink:type="simple" xlink:href="https://www.cs.auckland.ac.nz/courses/compsci773s1c/lectures/ImageProcessing-html/topic4.htm" text:style-name="Internet_20_link" text:visited-style-name="Visited_20_Internet_20_Link"><text:span text:style-name="T4">https://www.cs.auckland.ac.nz/courses/compsci773s1c/lectures/ImageProcessing-html/topic4.htm</text:span></text:a></text:p>
        </text:list-item>
        <text:list-item>
          <text:p text:style-name="P2"><text:a xlink:type="simple" xlink:href="http://homepages.inf.ed.ac.uk/rbf/HIPR2/morops.htm" text:style-name="Internet_20_link" text:visited-style-name="Visited_20_Internet_20_Link">http://homepages.inf.ed.ac.uk/rbf/HIPR2/morops.htm</text:a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4:00:59.384219839</meta:creation-date>
    <dc:date>2016-10-30T15:03:44.681818518</dc:date>
    <meta:editing-duration>PT52M3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8" meta:character-count="178" meta:non-whitespace-character-count="173"/>
  </office:meta>
</office:document-meta>
</file>